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b569c" officeooo:paragraph-rsid="000b569c"/>
    </style:style>
    <style:style style:name="P2" style:family="paragraph" style:parent-style-name="Standard">
      <style:text-properties officeooo:rsid="000dcd74" officeooo:paragraph-rsid="000dcd74"/>
    </style:style>
    <style:style style:name="P3" style:family="paragraph" style:parent-style-name="Standard">
      <style:text-properties officeooo:paragraph-rsid="000dcd74"/>
    </style:style>
    <style:style style:name="P4" style:family="paragraph" style:parent-style-name="Standard">
      <style:text-properties officeooo:paragraph-rsid="000dcd74" fo:background-color="#ffff00"/>
    </style:style>
    <style:style style:name="P5" style:family="paragraph" style:parent-style-name="Text_20_body" style:list-style-name="L1"/>
    <style:style style:name="P6" style:family="paragraph" style:parent-style-name="Text_20_body">
      <style:text-properties officeooo:paragraph-rsid="000e4128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0dcd74" fo:background-color="#ffff00" loext:char-shading-value="0"/>
    </style:style>
    <style:style style:name="T3" style:family="text">
      <style:text-properties fo:background-color="#ffff00" loext:char-shading-value="0" loext:padding="0in" loext:border="none"/>
    </style:style>
    <style:style style:name="T4" style:family="text">
      <style:text-properties fo:background-color="#ffff00" loext:char-shading-value="0" loext:padding="0in" loext:border="none"/>
    </style:style>
    <style:style style:name="T5" style:family="text">
      <style:text-properties officeooo:rsid="000e4128" fo:background-color="#ffff00" loext:char-shading-value="0"/>
    </style:style>
    <style:style style:name="T6" style:family="text">
      <style:text-properties officeooo:rsid="000e4128" fo:background-color="#ffff00" loext:char-shading-value="0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0dcd74"/>
    </style:style>
    <style:style style:name="T9" style:family="text">
      <style:text-properties fo:language="pt" fo:country="PT" loext:padding="0in" loext:border="none"/>
    </style:style>
    <style:style style:name="T10" style:family="text">
      <style:text-properties fo:language="pt" fo:country="PT" loext:padding="0in" loext:border="none"/>
    </style:style>
    <style:style style:name="T11" style:family="text">
      <style:text-properties fo:language="pt" fo:country="PT" fo:background-color="transparent" loext:char-shading-value="0" loext:padding="0in" loext:border="none"/>
    </style:style>
    <style:style style:name="T12" style:family="text">
      <style:text-properties fo:language="pt" fo:country="PT" fo:background-color="transparent" loext:char-shading-value="0" loext:padding="0in" loext:border="none"/>
    </style:style>
    <style:style style:name="T13" style:family="text">
      <style:text-properties fo:language="pt" fo:country="PT" officeooo:rsid="000dcd74" fo:background-color="transparent" loext:char-shading-value="0" loext:padding="0in" loext:border="none"/>
    </style:style>
    <style:style style:name="T14" style:family="text">
      <style:text-properties fo:language="pt" fo:country="PT" officeooo:rsid="000dcd74" fo:background-color="transparent" loext:char-shading-value="0" loext:padding="0in" loext:border="none"/>
    </style:style>
    <style:style style:name="T15" style:family="text">
      <style:text-properties fo:language="pt" fo:country="PT" officeooo:rsid="000dcd74" loext:padding="0in" loext:border="none"/>
    </style:style>
    <style:style style:name="T16" style:family="text">
      <style:text-properties fo:language="pt" fo:country="PT" officeooo:rsid="000dcd74" loext:padding="0in" loext:border="none"/>
    </style:style>
    <style:style style:name="T17" style:family="text">
      <style:text-properties fo:language="pt" fo:country="PT" fo:background-color="#ffff00" loext:char-shading-value="0" loext:padding="0in" loext:border="none"/>
    </style:style>
    <style:style style:name="T18" style:family="text">
      <style:text-properties fo:language="pt" fo:country="PT" fo:background-color="#ffff00" loext:char-shading-value="0" loext:padding="0in" loext:border="none"/>
    </style:style>
    <style:style style:name="T19" style:family="text">
      <style:text-properties fo:language="pt" fo:country="PT" officeooo:rsid="000dcd74" fo:background-color="#ffff00" loext:char-shading-value="0" loext:padding="0in" loext:border="none"/>
    </style:style>
    <style:style style:name="T20" style:family="text">
      <style:text-properties loext:padding="0in" loext:border="none"/>
    </style:style>
    <style:style style:name="T21" style:family="text">
      <style:text-properties officeooo:rsid="000e412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resentação:</text:p>
      <text:p text:style-name="P1"/>
      <text:p text:style-name="P1"><text:span text:style-name="T1">INICO APRESNETACAO</text:span><text:span text:style-name="T7">- </text:span>Temos modo verbose para debugging, logging completo das ações, e uma base de dados detalhada com permissões e tipo de ficheiro.<text:line-break/>Implementámos também 36 testes automáticos, tratamento de erros robusto e até uma simulação de ficheiros grandes para medir performance.<text:line-break/>Finalmente, toda a estrutura é modular, documentada e acompanhada de fluxogramas e relatórios técnicos.”</text:p>
      <text:p text:style-name="P1"/>
      <text:p text:style-name="P1"/>
      <text:p text:style-name="P1"/>
      <text:p text:style-name="P3"><text:span text:style-name="T2">Slide 1- </text:span><text:span text:style-name="T18">Verbose</text:span><text:span text:style-name="T4"> </text:span><text:span text:style-name="T18">Mode</text:span><text:span text:style-name="T12"> - </text:span><text:span text:style-name="T11">Mostra mensagens detalhadas sobre o que o script está a fazer em tempo real.<text:line-break/>Quando é ativado com </text:span><text:span text:style-name="Source_20_Text"><text:span text:style-name="T11">--verbose</text:span></text:span><text:span text:style-name="T11">, o programa imprime cada passo da operação (ex: mover ficheiro, gerar ID, atualizar metadados).<text:line-break/>👉 Serve para </text:span><text:span text:style-name="Strong_20_Emphasis"><text:span text:style-name="T11">debugging</text:span></text:span><text:span text:style-name="T11"> e </text:span><text:span text:style-name="Strong_20_Emphasis"><text:span text:style-name="T11">transparência</text:span></text:span><text:span text:style-name="T11">, permitindo ver o que acontece “por trás dos panos”.</text:span></text:p>
      <text:p text:style-name="P4"/>
      <text:p text:style-name="P3"><text:span text:style-name="T2">Slide 2- </text:span><text:span text:style-name="T19">Logging System</text:span><text:span text:style-name="T12"> - </text:span><text:span text:style-name="T11">Guarda automaticamente num ficheiro (</text:span><text:span text:style-name="Source_20_Text"><text:span text:style-name="T11">~/.recycle_bin/recyclebin.log</text:span></text:span><text:span text:style-name="T11">) todas as ações realizadas — como apagar, restaurar ou esvaziar ficheiros.<text:line-break/>Cada linha tem um </text:span><text:span text:style-name="Strong_20_Emphasis"><text:span text:style-name="T11">timestamp</text:span></text:span><text:span text:style-name="T11">, a operação e o ficheiro afetado.<text:line-break/>👉 Funciona como um </text:span><text:span text:style-name="Strong_20_Emphasis"><text:span text:style-name="T11">histórico permanente</text:span></text:span><text:span text:style-name="T11">, útil para auditoria ou diagnóstico de erros.</text:span></text:p>
      <text:p text:style-name="P4"><text:span text:style-name="T11"/></text:p>
      <text:p text:style-name="P3"><text:span text:style-name="T19">Slide 3- Metadata Database</text:span><text:span text:style-name="T12"> - </text:span><text:span text:style-name="T11">É um ficheiro CSV (</text:span><text:span text:style-name="Source_20_Text"><text:span text:style-name="T11">~/.recycle_bin/metadata.db</text:span></text:span><text:span text:style-name="T11">) que armazena </text:span><text:span text:style-name="Strong_20_Emphasis"><text:span text:style-name="T11">todas as informações de cada ficheiro apagado</text:span></text:span><text:span text:style-name="T11">: nome, caminho original, data, tamanho, permissões e dono.<text:line-break/>👉 Permite restaurar ficheiros exatamente como estavam, listar, procurar e gerar estatísticas.<text:line-break/>É o </text:span><text:span text:style-name="Strong_20_Emphasis"><text:span text:style-name="T11">núcleo do sistema</text:span></text:span><text:span text:style-name="T11">, pois todas as funções dependem dele.</text:span></text:p>
      <text:p text:style-name="P2"><text:span text:style-name="T12"/></text:p>
      <text:p text:style-name="P3"><text:span text:style-name="T19">Slide 4 - </text:span><text:span text:style-name="T18">Reliability &amp; Testing- </text:span><text:span text:style-name="T13">Para garantir a </text:span><text:span text:style-name="Strong_20_Emphasis"><text:span text:style-name="T13">estabilidade e fiabilidade</text:span></text:span><text:span text:style-name="T13"> do projeto, foram desenvolvidos </text:span><text:span text:style-name="Strong_20_Emphasis"><text:span text:style-name="T13">36 testes automáticos</text:span></text:span><text:span text:style-name="T13">.<text:line-break/>Estes testes cobrem </text:span><text:span text:style-name="Strong_20_Emphasis"><text:span text:style-name="T13">todos os comandos principais</text:span></text:span><text:span text:style-name="T13"> — como </text:span><text:span text:style-name="Emphasis"><text:span text:style-name="T13">delete</text:span></text:span><text:span text:style-name="T13">, </text:span><text:span text:style-name="Emphasis"><text:span text:style-name="T13">restore</text:span></text:span><text:span text:style-name="T13">, </text:span><text:span text:style-name="Emphasis"><text:span text:style-name="T13">list</text:span></text:span><text:span text:style-name="T13">, </text:span><text:span text:style-name="Emphasis"><text:span text:style-name="T13">search</text:span></text:span><text:span text:style-name="T13"> e </text:span><text:span text:style-name="Emphasis"><text:span text:style-name="T13">empty</text:span></text:span><text:span text:style-name="T13"> — bem como vários </text:span><text:span text:style-name="Strong_20_Emphasis"><text:span text:style-name="T13">casos-limite</text:span></text:span><text:span text:style-name="T13"> e </text:span><text:span text:style-name="Strong_20_Emphasis"><text:span text:style-name="T13">situações de erro</text:span></text:span><text:span text:style-name="T13">.</text:span></text:p>
      <text:p text:style-name="Text_20_body">Cada teste verifica se o programa se comporta corretamente em diferentes cenários, incluindo:</text:p>
      <text:list text:style-name="L1">
        <text:list-item>
          <text:p text:style-name="P5">Parâmetros inválidos ou em falta</text:p>
        </text:list-item>
        <text:list-item>
          <text:p text:style-name="P5">Erros de permissões e ficheiros inexistentes</text:p>
        </text:list-item>
        <text:list-item>
          <text:p text:style-name="P5">Recuperação de metadados corrompidos</text:p>
        </text:list-item>
        <text:list-item>
          <text:p text:style-name="P5">Gestão de nomes de ficheiro muito longos ou com caracteres especiais</text:p>
        </text:list-item>
        <text:list-item>
          <text:p text:style-name="P5">Desempenho sob carga elevada (mais de 100 ficheiros)</text:p>
        </text:list-item>
      </text:list>
      <text:p text:style-name="Text_20_body">O sistema deteta e reporta automaticamente qualquer falha, garantindo que todas as funções permanecem consistentes e seguras.<text:line-break/>Esta cobertura extensa de testes torna o <text:span text:style-name="Strong_20_Emphasis">Recycle Bin Simulation</text:span> um sistema <text:span text:style-name="Strong_20_Emphasis">robusto, fiável e resistente a erros</text:span>.</text:p>
      <text:p text:style-name="Text_20_body"/>
      <text:p text:style-name="P6"><text:span text:style-name="T6">Slide 5 - </text:span><text:span text:style-name="T18">Performance &amp; Robustness</text:span><text:span text:style-name="T4">​</text:span><text:span text:style-name="T20"> - “Nesta parte quisemos garantir que o sistema era rápido e estável, mesmo com muitos ficheiros.</text:span></text:p>
      <text:p text:style-name="Text_20_body"><text:soft-page-break/>Fizemos uma <text:span text:style-name="Strong_20_Emphasis">simulação de desempenho</text:span>, onde criámos um ficheiro de 10 MB que é tratado como se tivesse 100 MB.<text:line-break/>Isto serve para testar o comportamento real do programa em situações de carga elevada — sem ter de usar ficheiros enormes de verdade.</text:p>
      <text:p text:style-name="Text_20_body">Além disso, o sistema é <text:span text:style-name="Strong_20_Emphasis">robusto</text:span> e consegue lidar com <text:span text:style-name="Strong_20_Emphasis">caracteres especiais</text:span> nos nomes dos ficheiros, como acentos ou símbolos.<text:line-break/>Isso evita erros comuns que acontecem quando os scripts não tratam corretamente nomes como <text:span text:style-name="Emphasis">ç</text:span>, <text:span text:style-name="Emphasis">ã</text:span>, <text:span text:style-name="Emphasis">@</text:span>, ou <text:span text:style-name="Emphasis">#</text:span>.</text:p>
      <text:p text:style-name="Text_20_body">No fundo, conseguimos mostrar que o programa mantém o desempenho e a estabilidade em qualquer cenário.”</text:p>
      <text:p text:style-name="P6"><text:span text:style-name="T20"/></text:p>
      <text:p text:style-name="P4"><text:span text:style-name="T1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9T23:44:30.124501766</meta:creation-date>
    <dc:date>2025-10-30T04:57:05.866680504</dc:date>
    <meta:editing-duration>PT1H29M6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2" meta:paragraph-count="17" meta:word-count="436" meta:character-count="2934" meta:non-whitespace-character-count="2419"/>
  </office:meta>
</office:document-meta>
</file>